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e90f" officeooo:paragraph-rsid="0018e90f"/>
    </style:style>
    <style:style style:name="P2" style:family="paragraph" style:parent-style-name="Standard">
      <style:text-properties fo:font-size="14pt" fo:font-weight="bold" officeooo:rsid="0018e90f" officeooo:paragraph-rsid="0018e90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0.5pt" fo:font-style="italic" officeooo:rsid="0018e90f" officeooo:paragraph-rsid="0018e90f" style:font-size-asian="10.5pt" style:font-style-asian="italic" style:font-size-complex="10.5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8e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Définition des <text:span text:style-name="T2">termes</text:span> décrivant le transport aérien français</text:p>
      <text:p text:style-name="P1">(d'après DGAC, 2020)</text:p>
      <text:p text:style-name="P1"/>
      <text:p text:style-name="P3">Classement par ordre alphabétique</text:p>
      <text:p text:style-name="P1"><text:s/></text:p>
      <text:p text:style-name="P1"><text:span text:style-name="T1">Desserte</text:span> : liaison assurée par un vol (un même vol peut assurer plusieurs dessertes lorsqu’il est multi-escales)</text:p>
      <text:p text:style-name="P1"/>
      <text:p text:style-name="P1"><text:span text:style-name="T1">Mouvement</text:span> : atterrissage ou décollage d'un avion sur un aéroport</text:p>
      <text:p text:style-name="P1"/>
      <text:p text:style-name="P1"><text:span text:style-name="T1">Pax (ou Passager)</text:span> : passagers des vols commerciaux uniquement</text:p>
      <text:p text:style-name="P1"/>
      <text:p text:style-name="P1"><text:span text:style-name="T1">Passagers en transit</text:span> : <text:s/>pour un aérodrome et sur un même numéro de vol, passagers</text:p>
      <text:p text:style-name="P1">originaires d’un aérodrome antérieure et à destination d’un aérodrome ultérieur</text:p>
      <text:p text:style-name="P1"/>
      <text:p text:style-name="P1"><text:span text:style-name="T1">Passagers locaux</text:span> : passagers au départ ou à l’arrivée d'un aérodrome, hors passagers de transit</text:p>
      <text:p text:style-name="P1"/>
      <text:p text:style-name="P1"><text:span text:style-name="T1">Passagers réguliers (Pax_reg)</text:span> : passagers d’un vol régulier tel que défini par le règlement (CE) n°1008/2008</text:p>
      <text:p text:style-name="P1"/>
      <text:p text:style-name="P1"><text:span text:style-name="T1">Passagers totaux <text:s/>(Pax_total)</text:span> : passagers locaux + passagers en transit c, sans double compte</text:p>
      <text:p text:style-name="P1"/>
      <text:p text:style-name="P1"><text:span text:style-name="T1">Vol</text:span> : parcours composé de une ou de plusieurs étapes consécutives réalisées à une date donnée</text:p>
      <text:p text:style-name="P1"/>
      <text:p text:style-name="P1"><text:span text:style-name="T1">Vol commercial</text:span> : <text:s/>vol réalisé dans le cadre d'un transport public uniquement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6:46:22.219000000</meta:creation-date>
    <dc:date>2020-09-11T11:33:09.608000000</dc:date>
    <meta:editing-duration>PT18H22M30S</meta:editing-duration>
    <meta:editing-cycles>2</meta:editing-cycles>
    <meta:generator>LibreOffice/5.3.5.2$Windows_x86 LibreOffice_project/50d9bf2b0a79cdb85a3814b592608037a682059d</meta:generator>
    <meta:document-statistic meta:table-count="0" meta:image-count="0" meta:object-count="0" meta:page-count="1" meta:paragraph-count="14" meta:word-count="149" meta:character-count="977" meta:non-whitespace-character-count="837"/>
  </office:meta>
</office:document-meta>
</file>